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0009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00 kWh</text:p>
          </table:table-cell>
          <table:table-cell office:value-type="float" office:value="1248.99" calcext:value-type="float">
            <text:p>1248.99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14.17" calcext:value-type="float">
            <text:p>14.1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30.79" calcext:value-type="float">
            <text:p>1430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159 kWh</text:p>
          </table:table-cell>
          <table:table-cell office:value-type="float" office:value="946.54" calcext:value-type="float">
            <text:p>946.54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11.14" calcext:value-type="float">
            <text:p>11.1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24.68" calcext:value-type="float">
            <text:p>1124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39 kWh</text:p>
          </table:table-cell>
          <table:table-cell office:value-type="float" office:value="1521.63" calcext:value-type="float">
            <text:p>1521.63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16.88" calcext:value-type="float">
            <text:p>16.8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04.83" calcext:value-type="float">
            <text:p>1704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245 kWh</text:p>
          </table:table-cell>
          <table:table-cell office:value-type="float" office:value="1558.22" calcext:value-type="float">
            <text:p>1558.22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17.24" calcext:value-type="float">
            <text:p>17.2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41.09" calcext:value-type="float">
            <text:p>1741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179 kWh</text:p>
          </table:table-cell>
          <table:table-cell office:value-type="float" office:value="1078.24" calcext:value-type="float">
            <text:p>1078.24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12.43" calcext:value-type="float">
            <text:p>12.4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55.63" calcext:value-type="float">
            <text:p>1255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50 kWh</text:p>
          </table:table-cell>
          <table:table-cell office:value-type="float" office:value="866.36" calcext:value-type="float">
            <text:p>866.36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4.92" calcext:value-type="float">
            <text:p>4.9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57.59" calcext:value-type="float">
            <text:p>-457.59</text:p>
          </table:table-cell>
          <table:table-cell office:value-type="string" calcext:value-type="string">
            <text:p>T-0</text:p>
          </table:table-cell>
          <table:table-cell office:value-type="float" office:value="496.48" calcext:value-type="float">
            <text:p>496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54" calcext:value-type="float">
            <text:p>0.54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18 kWh</text:p>
          </table:table-cell>
          <table:table-cell office:value-type="float" office:value="1346.97" calcext:value-type="float">
            <text:p>1346.97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15.11" calcext:value-type="float">
            <text:p>15.1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26.24" calcext:value-type="float">
            <text:p>1526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169 kWh</text:p>
          </table:table-cell>
          <table:table-cell office:value-type="float" office:value="994.05" calcext:value-type="float">
            <text:p>994.05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11.57" calcext:value-type="float">
            <text:p>11.5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68.57" calcext:value-type="float">
            <text:p>1168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.45" calcext:value-type="float">
            <text:p>2.45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90 kWh</text:p>
          </table:table-cell>
          <table:table-cell office:value-type="float" office:value="1814.88" calcext:value-type="float">
            <text:p>1814.88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19.77" calcext:value-type="float">
            <text:p>19.7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999.37" calcext:value-type="float">
            <text:p>1999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3.33" calcext:value-type="float">
            <text:p>3.33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57 kWh</text:p>
          </table:table-cell>
          <table:table-cell office:value-type="float" office:value="1570.12" calcext:value-type="float">
            <text:p>1570.12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17.33" calcext:value-type="float">
            <text:p>17.3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753.25" calcext:value-type="float">
            <text:p>1753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.84" calcext:value-type="float">
            <text:p>1.84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12 kWh</text:p>
          </table:table-cell>
          <table:table-cell office:value-type="float" office:value="1255.19" calcext:value-type="float">
            <text:p>1255.19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14.17" calcext:value-type="float">
            <text:p>14.1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32.99" calcext:value-type="float">
            <text:p>1432.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0.56" calcext:value-type="float">
            <text:p>0.56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96 kWh</text:p>
          </table:table-cell>
          <table:table-cell office:value-type="float" office:value="1141.19" calcext:value-type="float">
            <text:p>1141.19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13.02" calcext:value-type="float">
            <text:p>13.0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15.92" calcext:value-type="float">
            <text:p>1315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32:31.159000000</meta:creation-date>
    <dc:date>2018-03-26T17:35:35.006000000</dc:date>
    <meta:editing-duration>PT3M4S</meta:editing-duration>
    <meta:editing-cycles>1</meta:editing-cycles>
    <meta:document-statistic meta:table-count="1" meta:cell-count="141" meta:object-count="0"/>
    <meta:generator>LibreOffice/5.3.4.2$Windows_x86 LibreOffice_project/f82d347ccc0be322489bf7da61d7e4ad13fe2ff3</meta:generator>
  </office:meta>
</office:document-meta>
</file>